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0.45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335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2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c4c8f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3465a4" style:text-outline="false" style:text-line-through-style="none" style:text-line-through-type="none" fo:font-size="12pt" fo:font-style="normal" fo:text-shadow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2c1c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2c1c1" fo:border="0.74pt solid #000000"/>
    </style:style>
    <style:style style:name="ce24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arial" style:text-underline-style="solid" style:text-underline-width="auto" style:text-underline-color="font-color" style:letter-kerning="true" fo:language="es" fo:country="ES" style:language-asian="zh" style:country-asian="CN" style:language-complex="hi" style:country-complex="IN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Enunciado ejercicio" table:style-name="ta1">
        <table:table-column table:style-name="co1" table:default-cell-style-name="ce12"/>
        <table:table-column table:style-name="co1" table:number-columns-repeated="10" table:default-cell-style-name="Default"/>
        <table:table-row table:style-name="ro1">
          <table:table-cell table:style-name="ce9" office:value-type="string" calcext:value-type="string" table:number-columns-spanned="5" table:number-rows-spanned="1">
            <text:p>Tabla de decisiones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10"/>
          <table:table-cell table:number-columns-repeated="10"/>
        </table:table-row>
        <table:table-row table:style-name="ro3">
          <table:table-cell table:style-name="ce11" office:value-type="string" calcext:value-type="string">
            <text:p>EJERCICIO 1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Una empresa distribuidora de artículos de limpieza paga a los vendedores, además de su sueldo básico, un monto variable en función de su desempeño mensual.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Los artículos se agrupan en dos líneas de productos: A y B. Por la venta de los primeros corresponde abonarles una comisión del 6% sobre las ventas, y, por los últimos, un 3%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Estas comisiones se verán reducidas por las inasistencias de cada vendedor. En un 10% si faltara 1 día, en un 20%, si faltara 2 y en un 30%si faltara 3 o más días durante ese mes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Además, la comisión se reducirá si no cumplen con el promedio diario de visitas planificadas. Si hicieran entre 10 y 20% menos de visitas, se verá reducida en un 15%, y si hicieran más del 20%de visitas menos, se reducirá en un 25%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e pide: representar mediante tablas de decisión el proceso que permita calcular la comisión a pagar a cada vendedor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Lineas de productos: A yB</text:p>
          </table:table-cell>
          <table:table-cell table:number-columns-repeated="10"/>
        </table:table-row>
        <table:table-row table:style-name="ro2">
          <table:table-cell table:style-name="ce14"/>
          <table:table-cell table:number-columns-repeated="10"/>
        </table:table-row>
        <table:table-row table:style-name="ro2">
          <table:table-cell table:style-name="ce14" office:value-type="string" calcext:value-type="string">
            <text:p>Inasistencias vendedor: 0 dias, 1 dia, 2 dias, 3dias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Promedio visitas: &lt; 10, &gt; 10 y &lt; 20, &gt; 20</text:p>
          </table:table-cell>
          <table:table-cell table:number-columns-repeated="10"/>
        </table:table-row>
        <table:table-row table:style-name="ro2">
          <table:table-cell table:style-name="ce14"/>
          <table:table-cell table:number-columns-repeated="10"/>
        </table:table-row>
        <table:table-row table:style-name="ro5">
          <table:table-cell table:style-name="ce15" office:value-type="string" calcext:value-type="string">
            <text:p>Cantidad de decisiones= 2 x 4 x 3 = <text:span text:style-name="T1">24 decisiones</text:span></text:p>
          </table:table-cell>
          <table:table-cell table:number-columns-repeated="10"/>
        </table:table-row>
        <table:table-row table:style-name="ro2">
          <table:table-cell table:style-name="ce14"/>
          <table:table-cell table:number-columns-repeated="10"/>
        </table:table-row>
        <table:table-row table:style-name="ro5">
          <table:table-cell table:style-name="ce15" office:value-type="string" calcext:value-type="string">
            <text:p>Cantidad de Acciones= 2 + 4 + 3 = <text:span text:style-name="T1">9 acciones</text:span></text:p>
          </table:table-cell>
          <table:table-cell table:number-columns-repeated="10"/>
        </table:table-row>
      </table:table>
      <table:table table:name="Tabla ejercicio" table:style-name="ta1">
        <table:table-column table:style-name="co2" table:default-cell-style-name="ce23"/>
        <table:table-column table:style-name="co3" table:number-columns-repeated="24" table:default-cell-style-name="ce6"/>
        <table:table-row table:style-name="ro6" table:number-rows-repeated="9">
          <table:table-cell table:style-name="Default" table:number-columns-repeated="25"/>
        </table:table-row>
        <table:table-row table:style-name="ro6">
          <table:table-cell table:style-name="ce22" office:value-type="string" calcext:value-type="string">
            <text:p>Condiciones</text:p>
          </table:table-cell>
          <table:table-cell table:style-name="ce23" table:number-columns-repeated="24"/>
        </table:table-row>
        <table:table-row table:style-name="ro6">
          <table:table-cell office:value-type="string" calcext:value-type="string">
            <text:p>Lineas de productos</text:p>
          </table:table-cell>
          <table:table-cell table:number-columns-repeated="12" office:value-type="string" calcext:value-type="string">
            <text:p>A</text:p>
          </table:table-cell>
          <table:table-cell table:number-columns-repeated="12" office:value-type="string" calcext:value-type="string">
            <text:p>B</text:p>
          </table:table-cell>
        </table:table-row>
        <table:table-row table:style-name="ro6">
          <table:table-cell office:value-type="string" calcext:value-type="string">
            <text:p>Inasistencias vended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Promedio de visitas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</table:table-row>
        <table:table-row table:style-name="ro6">
          <table:table-cell table:style-name="ce24" office:value-type="string" calcext:value-type="string">
            <text:p>Acciones</text:p>
          </table:table-cell>
          <table:table-cell table:style-name="ce26" table:number-columns-repeated="24"/>
        </table:table-row>
        <table:table-row table:style-name="ro6">
          <table:table-cell office:value-type="string" calcext:value-type="string">
            <text:p>Comisión A 6%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omisión B 3%</text:p>
          </table:table-cell>
          <table:table-cell table:number-columns-repeated="12"/>
          <table:table-cell table:number-columns-repeated="12"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Sin Falta = 0%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lta 1 día = -10%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ta 2 días = -20%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alta 3 o + días = -30%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&lt; 10% visitas = 0%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10 – 20 % visitas = -15%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&gt; 20% visitas = -25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6:20.487185016</meta:creation-date>
    <dc:date>2024-01-11T18:50:18.976163201</dc:date>
    <meta:editing-duration>PT53M13S</meta:editing-duration>
    <meta:editing-cycles>12</meta:editing-cycles>
    <meta:generator>LibreOffice/7.3.7.2$Linux_X86_64 LibreOffice_project/30$Build-2</meta:generator>
    <meta:document-statistic meta:table-count="2" meta:cell-count="170" meta:object-count="0"/>
  </office:meta>
</office:document-meta>
</file>